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200000169000000FD8482DFD8.eps" manifest:media-type=""/>
  <manifest:file-entry manifest:full-path="Pictures/2000000200000169000000FD758EA031.eps" manifest:media-type=""/>
  <manifest:file-entry manifest:full-path="Pictures/2000000200000169000000FD4DEFA795.eps" manifest:media-type=""/>
  <manifest:file-entry manifest:full-path="Pictures/2000000200000169000000FD4B7AC5D1.eps" manifest:media-type=""/>
  <manifest:file-entry manifest:full-path="Pictures/2000000200000169000000FD3D159EF3.eps" manifest:media-type=""/>
  <manifest:file-entry manifest:full-path="Pictures/2000000200000169000000FDD433C28A.eps" manifest:media-type=""/>
  <manifest:file-entry manifest:full-path="Pictures/2000000200000169000000FD6C581332.eps" manifest:media-type=""/>
  <manifest:file-entry manifest:full-path="Pictures/2000000200000169000000FD1C826CF1.eps" manifest:media-type=""/>
  <manifest:file-entry manifest:full-path="Pictures/2000000200000169000000FDBB53A3BE.eps" manifest:media-type=""/>
  <manifest:file-entry manifest:full-path="Pictures/2000000200000169000000FD7A287DE6.eps" manifest:media-type=""/>
  <manifest:file-entry manifest:full-path="Pictures/2000000200000169000000FD94B7BCA4.eps" manifest:media-type=""/>
  <manifest:file-entry manifest:full-path="Pictures/2000000200000169000000FD02A1803B.eps" manifest:media-type=""/>
  <manifest:file-entry manifest:full-path="Pictures/2000000200000169000000FD7BDF4679.eps" manifest:media-type=""/>
  <manifest:file-entry manifest:full-path="Pictures/2000000200000169000000FD26BE2C67.eps" manifest:media-type=""/>
  <manifest:file-entry manifest:full-path="Pictures/2000000200000169000000FDBD7A49BD.eps" manifest:media-type=""/>
  <manifest:file-entry manifest:full-path="Pictures/2000000200000169000000FDE8D4EA67.eps" manifest:media-type=""/>
  <manifest:file-entry manifest:full-path="Pictures/2000000200000169000000FDD9D0B38D.eps" manifest:media-type=""/>
  <manifest:file-entry manifest:full-path="Pictures/2000000200000169000000FD62C2F7CE.eps" manifest:media-type=""/>
  <manifest:file-entry manifest:full-path="Pictures/2000000200000169000000FD5B044F13.eps" manifest:media-type=""/>
  <manifest:file-entry manifest:full-path="Pictures/2000000200000169000000FD22112275.eps" manifest:media-type=""/>
  <manifest:file-entry manifest:full-path="Pictures/2000000200000169000000FDFFA82AD8.eps" manifest:media-type=""/>
  <manifest:file-entry manifest:full-path="Pictures/2000000200000169000000FD3E4C0A04.eps" manifest:media-type=""/>
  <manifest:file-entry manifest:full-path="Pictures/2000000200000169000000FD2E521725.eps" manifest:media-type=""/>
  <manifest:file-entry manifest:full-path="Pictures/2000000200000169000000FD56A18D9C.eps" manifest:media-type=""/>
  <manifest:file-entry manifest:full-path="Pictures/2000000200000169000000FD74599B10.eps" manifest:media-type=""/>
  <manifest:file-entry manifest:full-path="Pictures/2000000200000169000000FDAB4942FF.eps" manifest:media-type=""/>
  <manifest:file-entry manifest:full-path="Pictures/2000000200000169000000FD1CE4BA3F.eps" manifest:media-type=""/>
  <manifest:file-entry manifest:full-path="Pictures/2000000200000169000000FDFE634FBE.eps" manifest:media-type=""/>
  <manifest:file-entry manifest:full-path="Pictures/2000000200000169000000FD757A3DE4.eps" manifest:media-type=""/>
  <manifest:file-entry manifest:full-path="Pictures/2000000200000169000000FD87F0869D.eps" manifest:media-type=""/>
  <manifest:file-entry manifest:full-path="Pictures/2000000200000169000000FDC1F58C2C.eps" manifest:media-type=""/>
  <manifest:file-entry manifest:full-path="Pictures/2000000200000169000000FD0C30F12C.eps" manifest:media-type=""/>
  <manifest:file-entry manifest:full-path="Pictures/2000000200000169000000FDA52ED44F.eps" manifest:media-type=""/>
  <manifest:file-entry manifest:full-path="Pictures/2000000200000169000000FD4D30E5D0.eps" manifest:media-type=""/>
  <manifest:file-entry manifest:full-path="Pictures/2000000200000169000000FD5046215F.eps" manifest:media-type=""/>
  <manifest:file-entry manifest:full-path="Pictures/2000000200000169000000FD2638AB43.eps"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4085" officeooo:paragraph-rsid="000f4085"/>
    </style:style>
    <style:style style:name="P2" style:family="paragraph" style:parent-style-name="Standard">
      <style:text-properties officeooo:rsid="000ffde6" officeooo:paragraph-rsid="000ffde6"/>
    </style:style>
    <style:style style:name="P3" style:family="paragraph" style:parent-style-name="Standard">
      <style:text-properties officeooo:rsid="00110b3a" officeooo:paragraph-rsid="00110b3a"/>
    </style:style>
    <style:style style:name="P4" style:family="paragraph" style:parent-style-name="Standard">
      <style:text-properties officeooo:rsid="00110b3a" officeooo:paragraph-rsid="0012b6fb"/>
    </style:style>
    <style:style style:name="P5" style:family="paragraph" style:parent-style-name="Standard">
      <style:text-properties officeooo:rsid="00110b3a" officeooo:paragraph-rsid="00171bc5"/>
    </style:style>
    <style:style style:name="P6" style:family="paragraph" style:parent-style-name="Standard">
      <style:text-properties officeooo:rsid="00110b3a" officeooo:paragraph-rsid="002217d4"/>
    </style:style>
    <style:style style:name="P7" style:family="paragraph" style:parent-style-name="Standard">
      <style:text-properties officeooo:rsid="0012b6fb" officeooo:paragraph-rsid="0012b6fb"/>
    </style:style>
    <style:style style:name="P8" style:family="paragraph" style:parent-style-name="Standard">
      <style:text-properties officeooo:rsid="0012b6fb" officeooo:paragraph-rsid="00148a8b"/>
    </style:style>
    <style:style style:name="P9" style:family="paragraph" style:parent-style-name="Standard">
      <style:text-properties officeooo:rsid="0012b6fb" officeooo:paragraph-rsid="0015c628"/>
    </style:style>
    <style:style style:name="P10" style:family="paragraph" style:parent-style-name="Standard">
      <style:text-properties officeooo:rsid="00148a8b" officeooo:paragraph-rsid="00148a8b"/>
    </style:style>
    <style:style style:name="P11" style:family="paragraph" style:parent-style-name="Standard">
      <style:text-properties officeooo:rsid="0015c628" officeooo:paragraph-rsid="0015c628"/>
    </style:style>
    <style:style style:name="P12" style:family="paragraph" style:parent-style-name="Standard">
      <style:text-properties fo:font-weight="bold" officeooo:rsid="000ffde6" officeooo:paragraph-rsid="000ffde6" style:font-weight-asian="bold" style:font-weight-complex="bold"/>
    </style:style>
    <style:style style:name="P13" style:family="paragraph" style:parent-style-name="Standard">
      <style:text-properties fo:font-weight="bold" officeooo:rsid="0023799e" officeooo:paragraph-rsid="0023799e" style:font-weight-asian="bold" style:font-weight-complex="bold"/>
    </style:style>
    <style:style style:name="P14" style:family="paragraph" style:parent-style-name="Standard">
      <style:text-properties fo:font-weight="bold" officeooo:rsid="0024acbe" officeooo:paragraph-rsid="0024acbe" style:font-weight-asian="bold" style:font-weight-complex="bold"/>
    </style:style>
    <style:style style:name="P15" style:family="paragraph" style:parent-style-name="Standard">
      <style:text-properties fo:font-weight="bold" officeooo:rsid="0027c7d8" officeooo:paragraph-rsid="0027c7d8" style:font-weight-asian="bold" style:font-weight-complex="bold"/>
    </style:style>
    <style:style style:name="P16" style:family="paragraph" style:parent-style-name="Standard">
      <style:text-properties fo:font-weight="bold" officeooo:rsid="00269ce6" officeooo:paragraph-rsid="00269ce6" style:font-weight-asian="bold" style:font-weight-complex="bold"/>
    </style:style>
    <style:style style:name="P17" style:family="paragraph" style:parent-style-name="Standard">
      <style:text-properties fo:font-size="13pt" fo:font-weight="bold" officeooo:rsid="00110b3a" officeooo:paragraph-rsid="00110b3a" style:font-size-asian="13pt" style:font-weight-asian="bold" style:font-size-complex="13pt" style:font-weight-complex="bold"/>
    </style:style>
    <style:style style:name="P18" style:family="paragraph" style:parent-style-name="Standard">
      <style:text-properties fo:font-size="13pt" fo:font-weight="bold" officeooo:rsid="0012b6fb" officeooo:paragraph-rsid="0012b6fb" style:font-size-asian="13pt" style:font-weight-asian="bold" style:font-size-complex="13pt" style:font-weight-complex="bold"/>
    </style:style>
    <style:style style:name="P19" style:family="paragraph" style:parent-style-name="Standard">
      <style:text-properties fo:font-size="13pt" officeooo:rsid="00110b3a" officeooo:paragraph-rsid="00110b3a" style:font-size-asian="13pt" style:font-size-complex="13pt"/>
    </style:style>
    <style:style style:name="P20" style:family="paragraph" style:parent-style-name="Standard">
      <style:text-properties fo:font-size="13pt" officeooo:rsid="0014e00a" officeooo:paragraph-rsid="00148a8b" style:font-size-asian="13pt" style:font-size-complex="13pt"/>
    </style:style>
    <style:style style:name="P21" style:family="paragraph" style:parent-style-name="Standard">
      <style:text-properties fo:font-size="15pt" fo:font-weight="bold" officeooo:rsid="000ffde6" officeooo:paragraph-rsid="000ffde6" style:font-size-asian="15pt" style:font-weight-asian="bold" style:font-size-complex="15pt" style:font-weight-complex="bold"/>
    </style:style>
    <style:style style:name="P22" style:family="paragraph" style:parent-style-name="Standard">
      <style:text-properties fo:font-size="15pt" fo:font-weight="bold" officeooo:rsid="002975f5" officeooo:paragraph-rsid="002975f5" style:font-size-asian="15pt" style:font-weight-asian="bold" style:font-size-complex="15pt" style:font-weight-complex="bold"/>
    </style:style>
    <style:style style:name="P23" style:family="paragraph" style:parent-style-name="Standard">
      <style:text-properties fo:font-size="15pt" fo:font-weight="bold" officeooo:rsid="002217d4" officeooo:paragraph-rsid="002217d4" style:font-size-asian="15pt" style:font-weight-asian="bold" style:font-size-complex="15pt" style:font-weight-complex="bold"/>
    </style:style>
    <style:style style:name="P24" style:family="paragraph" style:parent-style-name="Standard">
      <style:text-properties fo:font-size="15pt" fo:font-weight="bold" officeooo:rsid="002b5c17" officeooo:paragraph-rsid="002b5c17" style:font-size-asian="15pt" style:font-weight-asian="bold" style:font-size-complex="15pt" style:font-weight-complex="bold"/>
    </style:style>
    <style:style style:name="P25" style:family="paragraph" style:parent-style-name="Standard">
      <style:text-properties fo:font-size="15pt" fo:font-weight="bold" officeooo:rsid="001d2e59" officeooo:paragraph-rsid="001d2e59" style:font-size-asian="15pt" style:font-weight-asian="bold" style:font-size-complex="15pt" style:font-weight-complex="bold"/>
    </style:style>
    <style:style style:name="P26" style:family="paragraph" style:parent-style-name="Standard">
      <style:text-properties fo:font-size="15pt" fo:font-weight="bold" officeooo:rsid="002f732a" officeooo:paragraph-rsid="002f732a" style:font-size-asian="15pt" style:font-weight-asian="bold" style:font-size-complex="15pt" style:font-weight-complex="bold"/>
    </style:style>
    <style:style style:name="P27" style:family="paragraph" style:parent-style-name="Standard">
      <style:text-properties fo:font-size="12pt" officeooo:rsid="001d2e59" officeooo:paragraph-rsid="001d2e59" style:font-size-asian="10.5pt" style:font-size-complex="12pt"/>
    </style:style>
    <style:style style:name="P28" style:family="paragraph" style:parent-style-name="Standard">
      <style:text-properties fo:font-size="12pt" officeooo:rsid="001d2e59" officeooo:paragraph-rsid="001ecda5" style:font-size-asian="10.5pt" style:font-size-complex="12pt"/>
    </style:style>
    <style:style style:name="P29" style:family="paragraph" style:parent-style-name="Standard">
      <style:text-properties fo:font-size="12pt" officeooo:rsid="001d742a" officeooo:paragraph-rsid="001d742a" style:font-size-asian="10.5pt" style:font-size-complex="12pt"/>
    </style:style>
    <style:style style:name="P30" style:family="paragraph" style:parent-style-name="Standard">
      <style:text-properties fo:font-size="12pt" officeooo:rsid="001ecda5" officeooo:paragraph-rsid="001ecda5" style:font-size-asian="10.5pt" style:font-size-complex="12pt"/>
    </style:style>
    <style:style style:name="P31" style:family="paragraph" style:parent-style-name="Standard">
      <style:text-properties fo:font-size="12pt" fo:font-weight="normal" officeooo:rsid="002b5c17" officeooo:paragraph-rsid="002b5c17" style:font-size-asian="12pt" style:font-weight-asian="normal" style:font-size-complex="12pt" style:font-weight-complex="normal"/>
    </style:style>
    <style:style style:name="P32" style:family="paragraph" style:parent-style-name="Standard">
      <style:text-properties fo:font-size="12pt" fo:font-weight="normal" officeooo:rsid="002b5c17" officeooo:paragraph-rsid="002b5c17" style:font-size-asian="10.5pt" style:font-weight-asian="normal" style:font-size-complex="12pt" style:font-weight-complex="normal"/>
    </style:style>
    <style:style style:name="P33" style:family="paragraph" style:parent-style-name="Standard">
      <style:text-properties officeooo:rsid="002217d4" officeooo:paragraph-rsid="002217d4"/>
    </style:style>
    <style:style style:name="P34" style:family="paragraph" style:parent-style-name="Standard">
      <style:text-properties officeooo:paragraph-rsid="002217d4"/>
    </style:style>
    <style:style style:name="P35" style:family="paragraph" style:parent-style-name="Standard">
      <style:text-properties officeooo:rsid="0023799e" officeooo:paragraph-rsid="0023799e"/>
    </style:style>
    <style:style style:name="P36" style:family="paragraph" style:parent-style-name="Standard">
      <style:text-properties officeooo:rsid="0024acbe" officeooo:paragraph-rsid="0024acbe"/>
    </style:style>
    <style:style style:name="P37" style:family="paragraph" style:parent-style-name="Standard">
      <style:text-properties officeooo:rsid="0024acbe" officeooo:paragraph-rsid="0027f21c"/>
    </style:style>
    <style:style style:name="P38" style:family="paragraph" style:parent-style-name="Standard">
      <style:text-properties officeooo:rsid="00269ce6" officeooo:paragraph-rsid="00269ce6"/>
    </style:style>
    <style:style style:name="P39" style:family="paragraph" style:parent-style-name="Standard">
      <style:text-properties officeooo:rsid="0027c7d8" officeooo:paragraph-rsid="0027c7d8"/>
    </style:style>
    <style:style style:name="P40" style:family="paragraph" style:parent-style-name="Standard">
      <style:text-properties officeooo:rsid="001ecda5" officeooo:paragraph-rsid="001ecda5"/>
    </style:style>
    <style:style style:name="P41" style:family="paragraph" style:parent-style-name="Standard">
      <style:text-properties officeooo:rsid="002975f5" officeooo:paragraph-rsid="001ecda5"/>
    </style:style>
    <style:style style:name="P42" style:family="paragraph" style:parent-style-name="Standard">
      <style:text-properties officeooo:rsid="002975f5" officeooo:paragraph-rsid="002975f5"/>
    </style:style>
    <style:style style:name="P43" style:family="paragraph" style:parent-style-name="Standard">
      <style:text-properties officeooo:rsid="002c4b8d" officeooo:paragraph-rsid="002c4b8d"/>
    </style:style>
    <style:style style:name="P44" style:family="paragraph" style:parent-style-name="Standard">
      <style:paragraph-properties fo:text-align="center" style:justify-single-word="false"/>
      <style:text-properties fo:font-size="22pt" officeooo:rsid="003153b1" officeooo:paragraph-rsid="003153b1" style:font-size-asian="22pt" style:font-size-complex="22pt"/>
    </style:style>
    <style:style style:name="P45" style:family="paragraph" style:parent-style-name="Standard" style:master-page-name="">
      <loext:graphic-properties draw:fill="none"/>
      <style:paragraph-properties fo:margin-left="-0.0618in" fo:margin-right="-0.3118in" fo:text-indent="0in" style:auto-text-indent="false" style:page-number="auto" fo:background-color="transparent">
        <style:tab-stops>
          <style:tab-stop style:position="7.3752in"/>
        </style:tab-stops>
      </style:paragraph-properties>
      <style:text-properties officeooo:rsid="000ffde6" officeooo:paragraph-rsid="000ffde6"/>
    </style:style>
    <style:style style:name="P46" style:family="paragraph" style:parent-style-name="Standard">
      <style:text-properties officeooo:rsid="00110b3a" officeooo:paragraph-rsid="00110b3a"/>
    </style:style>
    <style:style style:name="T1" style:family="text">
      <style:text-properties officeooo:rsid="0012b6fb"/>
    </style:style>
    <style:style style:name="T2" style:family="text">
      <style:text-properties officeooo:rsid="00148a8b"/>
    </style:style>
    <style:style style:name="T3" style:family="text">
      <style:text-properties fo:font-weight="bold" style:font-weight-asian="bold" style:font-weight-complex="bold"/>
    </style:style>
    <style:style style:name="T4" style:family="text">
      <style:text-properties officeooo:rsid="0018dbca"/>
    </style:style>
    <style:style style:name="T5" style:family="text">
      <style:text-properties fo:font-size="13pt" fo:font-style="normal" style:font-size-asian="13pt" style:font-style-asian="normal" style:font-size-complex="13pt" style:font-style-complex="normal"/>
    </style:style>
    <style:style style:name="T6" style:family="text">
      <style:text-properties officeooo:rsid="001b34fb"/>
    </style:style>
    <style:style style:name="T7" style:family="text">
      <style:text-properties officeooo:rsid="001ecda5"/>
    </style:style>
    <style:style style:name="T8" style:family="text">
      <style:text-properties officeooo:rsid="00205e4c"/>
    </style:style>
    <style:style style:name="T9" style:family="text">
      <style:text-properties officeooo:rsid="0023799e"/>
    </style:style>
    <style:style style:name="T10" style:family="text">
      <style:text-properties officeooo:rsid="002df2b6"/>
    </style:style>
    <style:style style:name="T11" style:family="text">
      <style:text-properties officeooo:rsid="0031ac1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4"><text:s text:c="2"/>Shubham Gupta<text:tab/></text:p>
      <text:p text:style-name="P44">14ucs116</text:p>
      <text:p text:style-name="P44">DAA Assignment-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21"><text:span text:style-name="T6">A</text:span>1.</text:p>
      <text:p text:style-name="P12"><text:span text:style-name="T5">Bucket Sort</text:span>:</text:p>
      <text:p text:style-name="P45"><text:s/>Bucket Sort works by dividing the given array to several lists (called bucket), and then sorting it (generally </text:p>
      <text:p text:style-name="P2">by insertion sort or by inserting in the sorted order while inserting in list). </text:p>
      <text:p text:style-name="P2">Best Case: When elements of array are distributed uniformly in all the buckets. The complexity in this case </text:p>
      <text:p text:style-name="P2"><text:tab/> <text:s text:c="6"/>is O(n). </text:p>
      <text:p text:style-name="P2">Worst Case: When all elements of array move into one bucket. It then becomes the worst case of insertion </text:p>
      <text:p text:style-name="P2"><text:tab/> <text:s text:c="8"/>sort. Time complexity in this case is O(n2). </text:p>
      <text:p text:style-name="P2">Average Case: The average case complexity is O(n).</text:p>
      <text:p text:style-name="Standard"/>
      <text:p text:style-name="P17">Heap Sort:</text:p>
      <text:p text:style-name="P3"><text:span text:style-name="T11">It is a comparison based sorting algorithm. </text:span>The number of comparisons made actually can depend on the order in which the values are given. The fact that the best and worst case are each <text:span text:style-name="T4">O</text:span>(n log n) only means that asymptotically there's no difference </text:p>
      <text:p text:style-name="P3">between the two, though they can differ by a constant factor.</text:p>
      <text:p text:style-name="P3">Best case: O(n log(n))</text:p>
      <text:p text:style-name="P3">Worst case: O(n log(n))</text:p>
      <text:p text:style-name="P3">Average case: O(n log(n))</text:p>
      <text:p text:style-name="P3"/>
      <text:p text:style-name="P17">Insertion Sort:</text:p>
      <text:p text:style-name="P3">Best case: When elements inserted in sorted order. Number of comparisons in this case is equal to 1 less than <text:tab/> <text:s text:c="5"/>the number of elements inserted.</text:p>
      <text:p text:style-name="P3"><text:s text:c="18"/>Time complexity: O(n)</text:p>
      <text:p text:style-name="P3">Worst case: When the list is reverse sorted. In this case, each element of the list is shifted with each insertion. <text:tab/> <text:s text:c="7"/>Time complexity: O(n^2)</text:p>
      <text:p text:style-name="P3">Average case: If we take input in random order then on average, we expect that each element is less than half <text:tab/><text:tab/>the elements to its left. In this case, on average,our algorithm will slide k/2 of numbers. The <text:tab/><text:tab/>running time would be half of the worst case running time. But in asymptotic notation, would <text:tab/><text:tab/>be O(n^2).</text:p>
      <text:p text:style-name="P3"/>
      <text:p text:style-name="P19"><text:span text:style-name="T3">Merge Sort:</text:span> </text:p>
      <text:p text:style-name="P3">This is also not input order sensitive , as in any order we break the input list till the smallest unit. Complexity for Combining O(n), for all dividing steps O(log(n)).</text:p>
      <text:p text:style-name="P3">Best case: Occurs when list is already sorted. In this case, number of shifts is minimum.</text:p>
      <text:p text:style-name="P3"><text:tab/> <text:s text:c="4"/>Time complexity: O(n log(n))</text:p>
      <text:p text:style-name="P3">Worst case: Time complexity: O(n log(n))</text:p>
      <text:p text:style-name="P4">Average case: Time complexity: O(n log(n))</text:p>
      <text:p text:style-name="P4"/>
      <text:p text:style-name="P18">Quick Sort:</text:p>
      <text:p text:style-name="P7">Best Case: Even partition can be generated by taking median of numbers. Although the complexity remains <text:tab/> <text:s text:c="5"/>the same</text:p>
      <text:p text:style-name="P7"><text:tab/> <text:s text:c="5"/>Time complexity : O(n log(n))</text:p>
      <text:p text:style-name="P7">Worst Case: Bad Partition - when one subproblem always have 0 elements and the other has n-1.</text:p>
      <text:p text:style-name="P7"><text:tab/> <text:s text:c="8"/>Time complexity: O(n^2)</text:p>
      <text:p text:style-name="P7">Average Case: Time complexity : O(n log(n))</text:p>
      <text:p text:style-name="P7"><text:tab/> <text:s text:c="11"/>The worst case does not often happen here.</text:p>
      <text:p text:style-name="P3"/>
      <text:p text:style-name="P18">Radix Sort:</text:p>
      <text:p text:style-name="P9">Complexity for counting sort comes out to be O(n+k), here as the number of passes increases , complexity is <text:soft-page-break/>multiplied with number of passes.</text:p>
      <text:p text:style-name="P9">Complexity O(n * no. of passes) </text:p>
      <text:p text:style-name="P7">Best Case: Time complexity: O(n*k)</text:p>
      <text:p text:style-name="P8">Wor<text:span text:style-name="T2">st case: </text:span>Time complexity: O(n*k)</text:p>
      <text:p text:style-name="P10">Average case: <text:span text:style-name="T1">Time complexity: O(n*k)</text:span></text:p>
      <text:p text:style-name="P10"/>
      <text:p text:style-name="P20"><text:span text:style-name="T3">Selection Sort:</text:span> </text:p>
      <text:p text:style-name="P11">The selection sort searches for the smallest/greatest element in the array and swaps it with the first</text:p>
      <text:p text:style-name="P11">element. Similarly, it does for the second, third elements and so on. It is not much sensitive as for every input (in any order) , to find minimum from the unsorted list, we require O(n) comparisons.</text:p>
      <text:p text:style-name="P5">Best case: O(n^2)</text:p>
      <text:p text:style-name="P5">Worst case: O(n^2)</text:p>
      <text:p text:style-name="P5">Average case: O(n^2)</text:p>
      <text:p text:style-name="P1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5">A 2<text:span text:style-name="T10">)</text:span></text:p>
      <text:p text:style-name="P27">Machine Specifications- </text:p>
      <text:p text:style-name="P29">OS System: <text:span text:style-name="T8">Ubuntu</text:span> 15.04, 64 bit</text:p>
      <text:p text:style-name="P28">Processor: Intel® Core™ i5-4210U CPU @ 1.70GHz × 4</text:p>
      <text:p text:style-name="P28"/>
      <text:p text:style-name="P30">Timing Mechanism-</text:p>
      <text:p text:style-name="P30">The timing is calculated using The C library function clock_t clock(void) which returns the number of clock</text:p>
      <text:p text:style-name="P30">ticks elapsed since the program was launched. To get the number of seconds used by the CPU, we divided </text:p>
      <text:p text:style-name="P28"><text:span text:style-name="T7">by CLOCKS_PER_SEC.</text:span> </text:p>
      <text:p text:style-name="P3"/>
      <text:p text:style-name="P40">Number of times each experiment was repeated- 3</text:p>
      <text:p text:style-name="P40"/>
      <text:p text:style-name="P40"/>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draw:frame draw:style-name="fr1" draw:name="Image25" text:anchor-type="paragraph" svg:x="2.2118in" svg:y="-0.2866in" svg:width="5.0138in" svg:height="3.5138in" draw:z-index="24"><draw:image xlink:href="Pictures/2000000200000169000000FD2638AB43.eps" xlink:type="simple" xlink:show="embed" xlink:actuate="onLoad"/></draw:frame>A 3)</text:p>
      <text:p text:style-name="P40"/>
      <text:p text:style-name="P42">Best Case:</text:p>
      <text:p text:style-name="P42">From the graph, we can see that Quick Sort with pivot as median element performs best.</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1" draw:name="Image27" text:anchor-type="paragraph" svg:x="2.3783in" svg:y="0.0957in" svg:width="5.0138in" svg:height="3.5138in" draw:z-index="26"><draw:image xlink:href="Pictures/2000000200000169000000FD5046215F.eps" xlink:type="simple" xlink:show="embed" xlink:actuate="onLoad"/></draw:frame></text:p>
      <text:p text:style-name="P42">Worst Case:</text:p>
      <text:p text:style-name="P42">From the graph, we can see that Quick Sort with pivot as random element performs best.</text:p>
      <text:p text:style-name="P41"/>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1" draw:name="Image26" text:anchor-type="paragraph" svg:x="2.3264in" svg:y="0.1in" svg:width="5.0138in" svg:height="3.5138in" draw:z-index="25"><draw:image xlink:href="Pictures/2000000200000169000000FD0C30F12C.eps" xlink:type="simple" xlink:show="embed" xlink:actuate="onLoad"/></draw:frame></text:p>
      <text:p text:style-name="P42">Average Case:</text:p>
      <text:p text:style-name="P42">From the graph, we can see that Quick Sort with pivot as median and Quick Sort with random element performs best.</text:p>
      <text:p text:style-name="P40"/>
      <text:p text:style-name="P40"/>
      <text:p text:style-name="P40"/>
      <text:p text:style-name="P40"/>
      <text:p text:style-name="P40"/>
      <text:p text:style-name="P40"/>
      <text:p text:style-name="P40"><text:soft-page-break/></text:p>
      <text:p text:style-name="P40"/>
      <text:p text:style-name="P40"/>
      <text:p text:style-name="P23"/>
      <text:p text:style-name="P24">A 4) </text:p>
      <text:p text:style-name="P24"><draw:frame draw:style-name="fr1" draw:name="Image28" text:anchor-type="paragraph" svg:x="2.0866in" svg:y="0.0102in" svg:width="5.0138in" svg:height="3.5138in" draw:z-index="27"><draw:image xlink:href="Pictures/2000000200000169000000FD757A3DE4.eps" xlink:type="simple" xlink:show="embed" xlink:actuate="onLoad"/></draw:frame></text:p>
      <text:p text:style-name="P31">Best case:</text:p>
      <text:p text:style-name="P32">Heap Sort, Quick Sort, Merge Sort and Radix Sort performs best. Selections Sort performs the worst.</text:p>
      <text:p text:style-name="P23"/>
      <text:p text:style-name="P23"/>
      <text:p text:style-name="P23"/>
      <text:p text:style-name="P23"/>
      <text:p text:style-name="P23"/>
      <text:p text:style-name="P23"/>
      <text:p text:style-name="P23"/>
      <text:p text:style-name="P23"/>
      <text:p text:style-name="P23"/>
      <text:p text:style-name="P23"><draw:frame draw:style-name="fr1" draw:name="Image29" text:anchor-type="paragraph" svg:x="2.1075in" svg:y="0.1693in" svg:width="5.0138in" svg:height="3.5138in" draw:z-index="28"><draw:image xlink:href="Pictures/2000000200000169000000FD74599B10.eps" xlink:type="simple" xlink:show="embed" xlink:actuate="onLoad"/></draw:frame></text:p>
      <text:p text:style-name="P23"/>
      <text:p text:style-name="P23"/>
      <text:p text:style-name="P31">Average Case:</text:p>
      <text:p text:style-name="P32">Selection and Bucket sort performs the worst. Quick Sort, Heap sort and Merge sort performs best.</text:p>
      <text:p text:style-name="P23"/>
      <text:p text:style-name="P23"/>
      <text:p text:style-name="P23"/>
      <text:p text:style-name="P23"/>
      <text:p text:style-name="P23"/>
      <text:p text:style-name="P23"/>
      <text:p text:style-name="P23"/>
      <text:p text:style-name="P23"/>
      <text:p text:style-name="P23"/>
      <text:p text:style-name="P31"><draw:frame draw:style-name="fr1" draw:name="Image30" text:anchor-type="paragraph" svg:x="2.1701in" svg:y="0.1083in" svg:width="5.0138in" svg:height="3.5138in" draw:z-index="29"><draw:image xlink:href="Pictures/2000000200000169000000FDFFA82AD8.eps" xlink:type="simple" xlink:show="embed" xlink:actuate="onLoad"/></draw:frame>Worst case:</text:p>
      <text:p text:style-name="P32">Quick Sort, Radix sort and Merge sort performs best in worst case. Selection Sort performs worst here also.</text:p>
      <text:p text:style-name="P23"/>
      <text:p text:style-name="P23"/>
      <text:p text:style-name="P23"/>
      <text:p text:style-name="P23"><text:soft-page-break/></text:p>
      <text:p text:style-name="P23"/>
      <text:p text:style-name="P23"/>
      <text:p text:style-name="P23"/>
      <text:p text:style-name="P32">Comparing all the graphs, we see that Quick sort, Merge sort and heap sort seem to perform best, while selection sort performs worst in all cases. This is because Quick sort, heap sort and merge sort have time complexity of O(n log(n)) in worst cases and selection sort has time complexity of O(n^2).</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6"><draw:frame draw:style-name="fr2" draw:name="Image31" text:anchor-type="paragraph" svg:width="5.0138in" svg:height="3.5138in" draw:z-index="30"><draw:image xlink:href="Pictures/2000000200000169000000FDC1F58C2C.eps" xlink:type="simple" xlink:show="embed" xlink:actuate="onLoad"/></draw:frame>A5)</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2" draw:name="Image32" text:anchor-type="paragraph" svg:width="5.0138in" svg:height="3.5138in" draw:z-index="31"><draw:image xlink:href="Pictures/2000000200000169000000FD56A18D9C.eps"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3" draw:name="Image33" text:anchor-type="paragraph" svg:width="5.0138in" svg:height="3.5138in" draw:z-index="32"><draw:image xlink:href="Pictures/2000000200000169000000FD4D30E5D0.eps" xlink:type="simple" xlink:show="embed" xlink:actuate="onLoad"/></draw:frame></text:p>
      <text:p text:style-name="P23"/>
      <text:p text:style-name="P23"/>
      <text:p text:style-name="P23"/>
      <text:p text:style-name="P23"/>
      <text:p text:style-name="P23"><text:soft-page-break/></text:p>
      <text:p text:style-name="P23"/>
      <text:p text:style-name="P23"/>
      <text:p text:style-name="P23"/>
      <text:p text:style-name="P23"><draw:frame draw:style-name="fr1" draw:name="Image34" text:anchor-type="paragraph" svg:x="1.1807in" svg:y="-0.2602in" svg:width="5.0138in" svg:height="3.5138in" draw:z-index="33"><draw:image xlink:href="Pictures/2000000200000169000000FD1CE4BA3F.eps"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1" draw:name="Image35" text:anchor-type="paragraph" svg:x="1.0555in" svg:y="0.1874in" svg:width="5.0138in" svg:height="3.5138in" draw:z-index="34"><draw:image xlink:href="Pictures/2000000200000169000000FD5B044F13.eps"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1" draw:name="Image36" text:anchor-type="paragraph" svg:x="1.2327in" svg:y="0.2665in" svg:width="5.0138in" svg:height="3.5138in" draw:z-index="35"><draw:image xlink:href="Pictures/2000000200000169000000FDBD7A49BD.eps" xlink:type="simple" xlink:show="embed" xlink:actuate="onLoad"/></draw:frame></text:p>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A 6)</text:p>
      <text:p text:style-name="P6"/>
      <text:p text:style-name="P33"><text:span text:style-name="T3">Bucket Sort:</text:span> </text:p>
      <text:p text:style-name="P33"><draw:frame draw:style-name="fr1" draw:name="Image1" text:anchor-type="paragraph" svg:x="2.4508in" svg:y="0.0681in" svg:width="4.4374in" svg:height="3.1098in" draw:z-index="0"><draw:image xlink:href="Pictures/2000000200000169000000FD62C2F7CE.eps" xlink:type="simple" xlink:show="embed" xlink:actuate="onLoad"/></draw:frame></text:p>
      <text:p text:style-name="P33"/>
      <text:p text:style-name="P33">Decreasing values</text:p>
      <text:p text:style-name="P6"/>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4" text:anchor-type="paragraph" svg:x="2.3736in" svg:y="0.0043in" svg:width="4.4256in" svg:height="3.1016in" draw:z-index="2"><draw:image xlink:href="Pictures/2000000200000169000000FD26BE2C67.eps" xlink:type="simple" xlink:show="embed" xlink:actuate="onLoad"/></draw:frame></text:p>
      <text:p text:style-name="P34"/>
      <text:p text:style-name="P33">Increasing valu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3" text:anchor-type="paragraph" svg:x="2.4209in" svg:y="0.0161in" svg:width="4.528in" svg:height="3.1728in" draw:z-index="1"><draw:image xlink:href="Pictures/2000000200000169000000FDE8D4EA67.eps" xlink:type="simple" xlink:show="embed" xlink:actuate="onLoad"/></draw:frame></text:p>
      <text:p text:style-name="Standard"/>
      <text:p text:style-name="P33">Random <text:span text:style-name="T9">values</text:span></text:p>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P13"><draw:frame draw:style-name="fr1" draw:name="Image2" text:anchor-type="paragraph" svg:x="1.9827in" svg:y="-0.1063in" svg:width="5.0138in" svg:height="3.5138in" draw:z-index="3"><draw:image xlink:href="Pictures/2000000200000169000000FD22112275.eps" xlink:type="simple" xlink:show="embed" xlink:actuate="onLoad"/></draw:frame>Heap Sort</text:p>
      <text:p text:style-name="Standard"/>
      <text:p text:style-name="P35">Decreasing valu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5" text:anchor-type="paragraph" svg:x="2.0165in" svg:y="0.1374in" svg:width="5.0138in" svg:height="3.5138in" draw:z-index="4"><draw:image xlink:href="Pictures/2000000200000169000000FDD9D0B38D.eps" xlink:type="simple" xlink:show="embed" xlink:actuate="onLoad"/></draw:frame></text:p>
      <text:p text:style-name="Standard"/>
      <text:p text:style-name="Standard"/>
      <text:p text:style-name="P35">Increasing valu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6" text:anchor-type="paragraph" svg:x="2.0866in" svg:y="0.0602in" svg:width="5.0138in" svg:height="3.5138in" draw:z-index="5"><draw:image xlink:href="Pictures/2000000200000169000000FD87F0869D.eps" xlink:type="simple" xlink:show="embed" xlink:actuate="onLoad"/></draw:frame></text:p>
      <text:p text:style-name="Standard"/>
      <text:p text:style-name="P35">Random values</text:p>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P13"><draw:frame draw:style-name="fr1" draw:name="Image7" text:anchor-type="paragraph" svg:x="2.1181in" svg:y="-0.3043in" svg:width="5.0138in" svg:height="3.5138in" draw:z-index="6"><draw:image xlink:href="Pictures/2000000200000169000000FD7BDF4679.eps" xlink:type="simple" xlink:show="embed" xlink:actuate="onLoad"/></draw:frame>Insertion Sort</text:p>
      <text:p text:style-name="Standard"/>
      <text:p text:style-name="P35">Decreasing valu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8" text:anchor-type="paragraph" svg:x="2.1181in" svg:y="0.1425in" svg:width="5.0138in" svg:height="3.5138in" draw:z-index="7"><draw:image xlink:href="Pictures/2000000200000169000000FD3E4C0A04.eps" xlink:type="simple" xlink:show="embed" xlink:actuate="onLoad"/></draw:frame></text:p>
      <text:p text:style-name="Standard"/>
      <text:p text:style-name="Standard"/>
      <text:p text:style-name="P35">Increasing valu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9" text:anchor-type="paragraph" svg:x="2.1598in" svg:y="0.0902in" svg:width="5.0138in" svg:height="3.5138in" draw:z-index="8"><draw:image xlink:href="Pictures/2000000200000169000000FD02A1803B.eps" xlink:type="simple" xlink:show="embed" xlink:actuate="onLoad"/></draw:frame></text:p>
      <text:p text:style-name="Standard"/>
      <text:p text:style-name="Standard"/>
      <text:p text:style-name="P35">Random values</text:p>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P14"><draw:frame draw:style-name="fr1" draw:name="Image10" text:anchor-type="paragraph" svg:x="2.1807in" svg:y="-0.2209in" svg:width="5.0138in" svg:height="3.5138in" draw:z-index="9"><draw:image xlink:href="Pictures/2000000200000169000000FD94B7BCA4.eps" xlink:type="simple" xlink:show="embed" xlink:actuate="onLoad"/></draw:frame>Merge Sort</text:p>
      <text:p text:style-name="Standard"/>
      <text:p text:style-name="P36">Decreasing valu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1" text:anchor-type="paragraph" svg:x="2.1807in" svg:y="0.0339in" svg:width="5.0138in" svg:height="3.5138in" draw:z-index="10"><draw:image xlink:href="Pictures/2000000200000169000000FDBB53A3BE.eps" xlink:type="simple" xlink:show="embed" xlink:actuate="onLoad"/></draw:frame></text:p>
      <text:p text:style-name="Standard"/>
      <text:p text:style-name="P36">Increasing valu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2" text:anchor-type="paragraph" svg:x="2.2016in" svg:y="0.1626in" svg:width="5.0138in" svg:height="3.5138in" draw:z-index="11"><draw:image xlink:href="Pictures/2000000200000169000000FDFE634FBE.eps" xlink:type="simple" xlink:show="embed" xlink:actuate="onLoad"/></draw:frame></text:p>
      <text:p text:style-name="Standard"/>
      <text:p text:style-name="Standard"/>
      <text:p text:style-name="P36">Random values</text:p>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P14"><draw:frame draw:style-name="fr1" draw:name="Image13" text:anchor-type="paragraph" svg:x="2.2535in" svg:y="-0.0854in" svg:width="5.0138in" svg:height="3.5138in" draw:z-index="12"><draw:image xlink:href="Pictures/2000000200000169000000FD1C826CF1.eps" xlink:type="simple" xlink:show="embed" xlink:actuate="onLoad"/></draw:frame>Quick Sort(pivot as first index element)</text:p>
      <text:p text:style-name="Standard"/>
      <text:p text:style-name="P36">Decreasing values</text:p>
      <text:p text:style-name="Standard"/>
      <text:p text:style-name="Standard"/>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14" text:anchor-type="paragraph" svg:x="2.2874in" svg:y="0.0752in" svg:width="5.0138in" svg:height="3.5138in" draw:z-index="13"><draw:image xlink:href="Pictures/2000000200000169000000FD6C581332.eps" xlink:type="simple" xlink:show="embed" xlink:actuate="onLoad"/></draw:frame></text:p>
      <text:p text:style-name="P1"/>
      <text:p text:style-name="P36">Increasing valu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15" text:anchor-type="paragraph" svg:x="2.2874in" svg:y="0.1382in" svg:width="5.0138in" svg:height="3.5138in" draw:z-index="14"><draw:image xlink:href="Pictures/2000000200000169000000FDD433C28A.eps" xlink:type="simple" xlink:show="embed" xlink:actuate="onLoad"/></draw:frame></text:p>
      <text:p text:style-name="P1"/>
      <text:p text:style-name="P36">Random values</text:p>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4"><draw:frame draw:style-name="fr1" draw:name="Image16" text:anchor-type="paragraph" svg:x="2.389in" svg:y="-0.2626in" svg:width="5.0138in" svg:height="3.5138in" draw:z-index="15"><draw:image xlink:href="Pictures/2000000200000169000000FD4B7AC5D1.eps" xlink:type="simple" xlink:show="embed" xlink:actuate="onLoad"/></draw:frame>Quick Sort(random element as pivot)</text:p>
      <text:p text:style-name="P1"/>
      <text:p text:style-name="P36">Decreasing valu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17" text:anchor-type="paragraph" svg:x="2.35in" svg:y="0.0791in" svg:width="5.0138in" svg:height="3.5138in" draw:z-index="16"><draw:image xlink:href="Pictures/2000000200000169000000FD4DEFA795.eps" xlink:type="simple" xlink:show="embed" xlink:actuate="onLoad"/></draw:frame></text:p>
      <text:p text:style-name="P1"/>
      <text:p text:style-name="P36">Increasing valu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18" text:anchor-type="paragraph" svg:x="2.4307in" svg:y="0.0752in" svg:width="5.0138in" svg:height="3.5138in" draw:z-index="23"><draw:image xlink:href="Pictures/2000000200000169000000FD758EA031.eps" xlink:type="simple" xlink:show="embed" xlink:actuate="onLoad"/></draw:frame></text:p>
      <text:p text:style-name="P1"/>
      <text:p text:style-name="P36">Random values</text:p>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6"><draw:frame draw:style-name="fr1" draw:name="Image19" text:anchor-type="paragraph" svg:x="2.3055in" svg:y="-0.2689in" svg:width="5.0138in" svg:height="3.5138in" draw:z-index="17"><draw:image xlink:href="Pictures/2000000200000169000000FD3D159EF3.eps" xlink:type="simple" xlink:show="embed" xlink:actuate="onLoad"/></draw:frame>Quick Sort(median element as pivot)</text:p>
      <text:p text:style-name="P1"/>
      <text:p text:style-name="P38">Decreasing valu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0" text:anchor-type="paragraph" svg:x="2.3398in" svg:y="0.178in" svg:width="5.0138in" svg:height="3.5138in" draw:z-index="18"><draw:image xlink:href="Pictures/2000000200000169000000FD7A287DE6.eps" xlink:type="simple" xlink:show="embed" xlink:actuate="onLoad"/></draw:frame></text:p>
      <text:p text:style-name="P1"/>
      <text:p text:style-name="P1"/>
      <text:p text:style-name="P38">Increasing valu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1" text:anchor-type="paragraph" svg:x="2.3398in" svg:y="0.1528in" svg:width="5.0138in" svg:height="3.5138in" draw:z-index="19"><draw:image xlink:href="Pictures/2000000200000169000000FDAB4942FF.eps" xlink:type="simple" xlink:show="embed" xlink:actuate="onLoad"/></draw:frame></text:p>
      <text:p text:style-name="P1"/>
      <text:p text:style-name="P1"/>
      <text:p text:style-name="P38">Random values</text:p>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5"><draw:frame draw:style-name="fr1" draw:name="Image22" text:anchor-type="paragraph" svg:x="2.3264in" svg:y="-0.2126in" svg:width="5.0138in" svg:height="3.5138in" draw:z-index="20"><draw:image xlink:href="Pictures/2000000200000169000000FD2E521725.eps" xlink:type="simple" xlink:show="embed" xlink:actuate="onLoad"/></draw:frame>Selection Sort</text:p>
      <text:p text:style-name="P1"/>
      <text:p text:style-name="P39">Decreasing valu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3" text:anchor-type="paragraph" svg:x="2.2563in" svg:y="0.1146in" svg:width="5.0138in" svg:height="3.5138in" draw:z-index="21"><draw:image xlink:href="Pictures/2000000200000169000000FDA52ED44F.eps" xlink:type="simple" xlink:show="embed" xlink:actuate="onLoad"/></draw:frame></text:p>
      <text:p text:style-name="P1"/>
      <text:p text:style-name="P1"/>
      <text:p text:style-name="P39">Increasing valu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4" text:anchor-type="paragraph" svg:x="2.2563in" svg:y="0.178in" svg:width="5.0138in" svg:height="3.5138in" draw:z-index="22"><draw:image xlink:href="Pictures/2000000200000169000000FD8482DFD8.eps" xlink:type="simple" xlink:show="embed" xlink:actuate="onLoad"/></draw:frame></text:p>
      <text:p text:style-name="P1"/>
      <text:p text:style-name="P1"/>
      <text:p text:style-name="P37">Random values</text:p>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43">In all the graphs above, we can observe that a straight line is seen, thus number of comparisons can act as a good predictor for execution time. The straight line is observed because the number of comparisons is directly <text:s/>proportional to execution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5417in" fo:margin-right="0.3516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7T17:34:38.537631944</meta:creation-date>
    <dc:date>2016-03-17T17:58:55.321158018</dc:date>
    <meta:editing-duration>PT4H1M46S</meta:editing-duration>
    <meta:editing-cycles>31</meta:editing-cycles>
    <meta:generator>LibreOffice/4.4.6.3$Linux_X86_64 LibreOffice_project/40m0$Build-3</meta:generator>
    <meta:document-statistic meta:table-count="0" meta:image-count="36" meta:object-count="0" meta:page-count="17" meta:paragraph-count="107" meta:word-count="868" meta:character-count="5250" meta:non-whitespace-character-count="4368"/>
  </office:meta>
</office:document-meta>
</file>